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1194in" fo:margin-left="-0.1944in" table:align="left"/>
    </style:style>
    <style:style style:name="Table2.A" style:family="table-column">
      <style:table-column-properties style:column-width="1.5569in"/>
    </style:style>
    <style:style style:name="Table2.B" style:family="table-column">
      <style:table-column-properties style:column-width="1.4472in"/>
    </style:style>
    <style:style style:name="Table2.C" style:family="table-column">
      <style:table-column-properties style:column-width="4.115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479in"/>
    </style:style>
    <style:style style:name="P1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0a790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0a7906" officeooo:paragraph-rsid="000a790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style:text-underline-style="none" fo:font-weight="normal" officeooo:rsid="0011658b" officeooo:paragraph-rsid="000a7906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none" fo:font-weight="normal" officeooo:rsid="000a7906" officeooo:paragraph-rsid="00204ba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204ba0" officeooo:paragraph-rsid="00204ba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normal" officeooo:rsid="00204ba0" officeooo:paragraph-rsid="0020d3a2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style:text-underline-style="none" fo:font-weight="normal" officeooo:rsid="000a7906" officeooo:paragraph-rsid="0020070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11658b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0a790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0a7906" officeooo:paragraph-rsid="0020070c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officeooo:rsid="000c3193" officeooo:paragraph-rsid="0021e9ef" style:font-size-asian="10.5pt" style:font-size-complex="12pt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a7906" officeooo:paragraph-rsid="000a7906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0a7906" officeooo:paragraph-rsid="0020070c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officeooo:rsid="0020070c" officeooo:paragraph-rsid="0020070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style="italic" style:text-underline-style="none" fo:font-weight="normal" officeooo:rsid="000eee5f" officeooo:paragraph-rsid="0021e9ef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text-properties fo:font-size="16pt" officeooo:rsid="000f663b" officeooo:paragraph-rsid="0021e9ef" style:font-size-asian="16pt" style:font-size-complex="16pt"/>
    </style:style>
    <style:style style:name="P17" style:family="paragraph" style:parent-style-name="Standard">
      <style:text-properties fo:font-size="14pt" fo:font-style="italic" style:text-underline-style="none" fo:font-weight="normal" officeooo:rsid="0011658b" officeooo:paragraph-rsid="000a7906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font-size="14pt" fo:font-style="italic" style:text-underline-style="none" fo:font-weight="normal" officeooo:rsid="001e3e49" officeooo:paragraph-rsid="001e3e49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font-size="14pt" style:text-underline-style="none" fo:font-weight="normal" officeooo:rsid="00204ba0" officeooo:paragraph-rsid="00204ba0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normal" officeooo:rsid="000a7906" officeooo:paragraph-rsid="001e3e4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style="italic" style:text-underline-style="none" fo:font-weight="normal" officeooo:rsid="001e3e49" officeooo:paragraph-rsid="001e3e49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Table_20_Contents">
      <style:text-properties fo:font-size="12pt" officeooo:rsid="001187ca" officeooo:paragraph-rsid="0021e9ef" style:font-size-asian="10.5pt" style:font-size-complex="12pt"/>
    </style:style>
    <style:style style:name="P23" style:family="paragraph" style:parent-style-name="Table_20_Contents">
      <style:text-properties fo:font-size="12pt" officeooo:rsid="0014644d" officeooo:paragraph-rsid="0021e9ef" style:font-size-asian="10.5pt" style:font-size-complex="12pt"/>
    </style:style>
    <style:style style:name="P24" style:family="paragraph" style:parent-style-name="Table_20_Contents">
      <style:text-properties fo:font-size="12pt" officeooo:rsid="0010dfb5" officeooo:paragraph-rsid="0021e9ef" style:font-size-asian="10.5pt" style:font-size-complex="12pt"/>
    </style:style>
    <style:style style:name="P25" style:family="paragraph" style:parent-style-name="Table_20_Contents">
      <style:text-properties fo:font-size="12pt" officeooo:rsid="00128d97" officeooo:paragraph-rsid="0021e9ef" style:font-size-asian="10.5pt" style:font-size-complex="12pt"/>
    </style:style>
    <style:style style:name="P26" style:family="paragraph" style:parent-style-name="Table_20_Contents">
      <style:text-properties fo:font-size="12pt" officeooo:rsid="0021e9ef" officeooo:paragraph-rsid="0021e9ef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84af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1e3e49"/>
    </style:style>
    <style:style style:name="T5" style:family="text">
      <style:text-properties style:text-underline-style="none" officeooo:rsid="0020070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11658b" style:font-style-asian="italic" style:font-style-complex="italic"/>
    </style:style>
    <style:style style:name="T9" style:family="text">
      <style:text-properties fo:font-style="italic" style:text-underline-style="none" officeooo:rsid="000b84af" style:font-style-asian="italic" style:font-style-complex="italic"/>
    </style:style>
    <style:style style:name="T10" style:family="text">
      <style:text-properties fo:font-style="italic" style:text-underline-style="none" officeooo:rsid="001e3e49" style:font-style-asian="italic" style:font-style-complex="italic"/>
    </style:style>
    <style:style style:name="T11" style:family="text">
      <style:text-properties fo:font-style="italic" style:text-underline-style="none" officeooo:rsid="0020070c" style:font-style-asian="italic" style:font-style-complex="italic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none" officeooo:rsid="001e3e49" style:font-size-asian="12pt" style:font-size-complex="12pt"/>
    </style:style>
    <style:style style:name="T14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5" style:family="text">
      <style:text-properties fo:font-size="12pt" fo:font-style="italic" style:text-underline-style="none" officeooo:rsid="0011658b" style:font-size-asian="12pt" style:font-style-asian="italic" style:font-size-complex="12pt" style:font-style-complex="italic"/>
    </style:style>
    <style:style style:name="T16" style:family="text">
      <style:text-properties fo:font-size="12pt" fo:font-style="italic" style:text-underline-style="none" officeooo:rsid="001e3e49" style:font-size-asian="12pt" style:font-style-asian="italic" style:font-size-complex="12pt" style:font-style-complex="italic"/>
    </style:style>
    <style:style style:name="T17" style:family="text">
      <style:text-properties officeooo:rsid="001e3e49"/>
    </style:style>
    <style:style style:name="T18" style:family="text">
      <style:text-properties officeooo:rsid="0020070c"/>
    </style:style>
    <style:style style:name="T19" style:family="text">
      <style:text-properties officeooo:rsid="00207a9b"/>
    </style:style>
    <style:style style:name="T20" style:family="text">
      <style:text-properties officeooo:rsid="0020d3a2"/>
    </style:style>
    <style:style style:name="T21" style:family="text">
      <style:text-properties officeooo:rsid="001187ca"/>
    </style:style>
    <style:style style:name="T22" style:family="text">
      <style:text-properties officeooo:rsid="00128d97"/>
    </style:style>
    <style:style style:name="T23" style:family="text">
      <style:text-properties officeooo:rsid="0021e9ef"/>
    </style:style>
    <style:style style:name="T24" style:family="text">
      <style:text-properties officeooo:rsid="00239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7">DETAIL OF FILE IN THIS MODULE</text:span>:</text:p>
      <text:p text:style-name="P17"/>
      <text:p text:style-name="P18"/>
      <text:p text:style-name="P18">This module deal with showing all semester result and <text:s/>resolving it to get latest result.</text:p>
      <text:p text:style-name="P21"/>
      <text:p text:style-name="P20"><text:span text:style-name="T6">Controller </text:span>:<text:span text:style-name="T1"> <text:s/></text:span><text:span text:style-name="T12"><text:s/></text:span><text:span text:style-name="T13">main</text:span><text:span text:style-name="T12">.php</text:span><text:span text:style-name="T14"> <text:s text:c="2"/>// </text:span><text:span text:style-name="T15">controller which </text:span><text:span text:style-name="T16">get all result from database pass to view “output.php”</text:span></text:p>
      <text:p text:style-name="P3"/>
      <text:p text:style-name="P8"><text:span text:style-name="T6">Model:</text:span><text:span text:style-name="T3"> <text:s/></text:span><text:span text:style-name="T1"><text:s text:c="8"/>1.</text:span><text:span text:style-name="T4">stu_details.php</text:span><text:span text:style-name="T7"> //</text:span><text:span text:style-name="T8">query for </text:span><text:span text:style-name="T10">getting the result <text:s/>from table.</text:span></text:p>
      <text:p text:style-name="P2"><text:tab/> <text:s text:c="10"/>2.<text:span text:style-name="T17">transcript_menu_model.php //who can access this module.</text:span></text:p>
      <text:p text:style-name="P2"/>
      <text:p text:style-name="P9"><text:span text:style-name="T6">Views:</text:span><text:span text:style-name="T3"> </text:span><text:span text:style-name="T1"><text:s text:c="10"/></text:span><text:span text:style-name="T2">1.</text:span><text:span text:style-name="T5">output.php</text:span><text:span text:style-name="T2"> <text:s/></text:span><text:span text:style-name="T9">//</text:span><text:span text:style-name="T11">form for giving admission no. for which we want the transcript.</text:span></text:p>
      <text:p text:style-name="P10"><text:span text:style-name="T8"><text:tab/> <text:s text:c="10"/></text:span><text:span text:style-name="T11">2</text:span><text:span text:style-name="T9">.</text:span><text:span text:style-name="T11">transcript_view.php</text:span><text:span text:style-name="T9"> <text:s/>//</text:span><text:span text:style-name="T11">show the result of all the semester in table and calculate gpa <text:tab/><text:tab/><text:tab/><text:tab/><text:tab/><text:tab/>//and ogpa. The gpa is currently calculated.</text:span></text:p>
      <text:p text:style-name="P1"/>
      <text:p text:style-name="P13"><text:span text:style-name="T18">TABLE IN THIS MODULE</text:span>:</text:p>
      <text:p text:style-name="P7"/>
      <text:p text:style-name="P4"><text:span text:style-name="T18">1. stu_academic → get the information <text:s/>such as enrollment year , branch id etc for the student</text:span></text:p>
      <text:p text:style-name="P5">2. branches → get the name of branch for corresponding branch id.</text:p>
      <text:p text:style-name="P5">3. tabulation1 → contain the result before session 2015-16</text:p>
      <text:p text:style-name="P5">4. dip_m_semcode → conversion from sem code to tuple (branch, semester) so that we can get the sem.</text:p>
      <text:p text:style-name="P5">5. grade_points → conversion from grade to point for e.g (A+ → 10)</text:p>
      <text:p text:style-name="P5">6. marks_subject_description<text:tab/> → <text:span text:style-name="T19">description for marks obtain.</text:span></text:p>
      <text:p text:style-name="P5">7. marks_master → contains the marks <text:s/>from <text:s/>session 2015-16 and does not contain fail marks</text:p>
      <text:p text:style-name="P5">8. subjects → map from <text:span text:style-name="T19">subject id to subject name.</text:span></text:p>
      <text:p text:style-name="P5">9. course_structure →<text:span text:style-name="T19"> <text:s/>map from subject_id to (semester, sequence)</text:span></text:p>
      <text:p text:style-name="P6">10. subject_mapping →<text:span text:style-name="T20"> map from subject_id to dept id and aggr id</text:span></text:p>
      <text:p text:style-name="P5">12.final_semwise_marks_foil →<text:span text:style-name="T20"> contains all marks in which student given after failing in regular exam</text:span></text:p>
      <text:p text:style-name="P6">13.final_semwise_marks_foil_desc →<text:span text:style-name="T20"> description for marks obtain in fail subject.</text:span></text:p>
      <text:p text:style-name="P6"/>
      <text:p text:style-name="P6">*** <text:span text:style-name="T20">all table are used from different modules there it is already described .</text:span></text:p>
      <text:p text:style-name="P6">*** <text:span text:style-name="T20">I am discussing tabulation1 and dip_m_semcode.</text:span></text:p>
      <text:p text:style-name="P6"/>
      <text:p text:style-name="P16"><text:span text:style-name="T23">1</text:span>. <text:span text:style-name="T23">dip_m_semcode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Name of column</text:p>
          </table:table-cell>
          <table:table-cell table:style-name="Table2.A1" office:value-type="string">
            <text:p text:style-name="P22">Data Types</text:p>
          </table:table-cell>
          <table:table-cell table:style-name="Table2.C1" office:value-type="string">
            <text:p text:style-name="P23">Description</text:p>
          </table:table-cell>
        </table:table-row>
        <table:table-row>
          <table:table-cell table:style-name="Table2.A2" office:value-type="string">
            <text:p text:style-name="P26">id</text:p>
          </table:table-cell>
          <table:table-cell table:style-name="Table2.A2" office:value-type="string">
            <text:p text:style-name="P26">Int</text:p>
          </table:table-cell>
          <table:table-cell table:style-name="Table2.C2" office:value-type="string">
            <text:p text:style-name="P22">Serial <text:span text:style-name="T22">No. for <text:s/>each entry</text:span></text:p>
          </table:table-cell>
        </table:table-row>
        <table:table-row>
          <table:table-cell table:style-name="Table2.A2" office:value-type="string">
            <text:p text:style-name="P26">deptmis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Department of subject code in MIS</text:p>
          </table:table-cell>
        </table:table-row>
        <table:table-row>
          <table:table-cell table:style-name="Table2.A2" office:value-type="string">
            <text:p text:style-name="P26">course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Course of subject code</text:p>
          </table:table-cell>
        </table:table-row>
        <table:table-row>
          <table:table-cell table:style-name="Table2.A2" office:value-type="string">
            <text:p text:style-name="P26">branch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Branch of subject code</text:p>
          </table:table-cell>
        </table:table-row>
        <table:table-row>
          <table:table-cell table:style-name="Table2.A2" office:value-type="string">
            <text:p text:style-name="P26">sem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Semester of subject code</text:p>
          </table:table-cell>
        </table:table-row>
        <table:table-row>
          <table:table-cell table:style-name="Table2.A2" office:value-type="string">
            <text:p text:style-name="P26">section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Section <text:s/>of subject code if there is more than one section</text:p>
          </table:table-cell>
        </table:table-row>
        <table:table-row>
          <table:table-cell table:style-name="Table2.A2" office:value-type="string">
            <text:p text:style-name="P26">semcode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Subject code (with respect to semester)</text:p>
          </table:table-cell>
        </table:table-row>
        <table:table-row table:style-name="Table2.9">
          <table:table-cell table:style-name="Table2.A2" office:value-type="string">
            <text:p text:style-name="P26">dept</text:p>
          </table:table-cell>
          <table:table-cell table:style-name="Table2.A2" office:value-type="string">
            <text:p text:style-name="P24">Varchar</text:p>
          </table:table-cell>
          <table:table-cell table:style-name="Table2.C2" office:value-type="string">
            <text:p text:style-name="P26">Department of subject code in '<text:span text:style-name="T24">tabulation1'</text:span> table</text:p>
          </table:table-cell>
        </table:table-row>
      </table:table>
      <text:p text:style-name="P15"><text:soft-page-break/></text:p>
      <text:p text:style-name="P1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1:11:08.043209663</meta:creation-date>
    <dc:date>2016-05-04T16:25:58.625732413</dc:date>
    <meta:editing-duration>PT3H45M49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2" meta:paragraph-count="50" meta:word-count="325" meta:character-count="2072" meta:non-whitespace-character-count="1733"/>
  </office:meta>
</office:document-meta>
</file>